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10.16cm"/>
    </style:style>
    <style:style style:name="co19" style:family="table-column">
      <style:table-column-properties fo:break-before="auto" style:column-width="5.76791666666667cm"/>
    </style:style>
    <style:style style:name="co20" style:family="table-column">
      <style:table-column-properties fo:break-before="auto" style:column-width="2.98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5.91194in" svg:y="0.14424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hop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Binboi PD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Phuoc Do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PD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39680" table:style-name="ce2">
            <text:p>1001239680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1" table:formula="of:=[.C22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table:number-columns-repeated="5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1" table:formula="of:=[.C23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1">
            <text:p>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29" table:formula="of:=[.C24]-[.D24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style-name="ce13">
            <text:p>3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5" table:formula="of:=[.C25]-[.D25]" table:style-name="ce4">
            <text:p>25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7" table:style-name="ce13">
            <text:p>7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1" table:formula="of:=[.C26]-[.D26]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style-name="ce13">
            <text:p>11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1" table:formula="of:=[.C27]-[.D27]" table:style-name="ce4">
            <text:p>2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1" table:style-name="ce13">
            <text:p>11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16" table:formula="of:=[.C28]-[.D28]" table:style-name="ce4">
            <text:p>16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6" table:style-name="ce13">
            <text:p>16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"/>
          <table:table-cell table:number-columns-repeated="4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1.47916666666667in" svg:y="3.125in" svg:width="0.666666666666667in" svg:height="0.41666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D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BRM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B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ORD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DAT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OPEN_GUI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CREATE_PART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CREATE_MODEL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CATALOG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CP</text:p>
          </table:table-cell>
          <table:table-cell office:value-type="float" office:value="4" table:style-name="ce20">
            <text:p>4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EATE ORDER</text:p>
          </table:table-cell>
          <table:table-cell office:value-type="float" office:value="12" table:style-name="ce1">
            <text:p>12</text:p>
          </table:table-cell>
          <table:table-cell office:value-type="string" table:style-name="ce13">
            <text:p>CP</text:p>
          </table:table-cell>
          <table:table-cell office:value-type="float" office:value="6" table:style-name="ce20">
            <text:p>6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CREATE BC</text:p>
          </table:table-cell>
          <table:table-cell office:value-type="float" office:value="14" table:style-name="ce1">
            <text:p>14</text:p>
          </table:table-cell>
          <table:table-cell office:value-type="string" table:style-name="ce13">
            <text:p>CP</text:p>
          </table:table-cell>
          <table:table-cell office:value-type="float" office:value="6" table:style-name="ce20">
            <text:p>6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CREATE SA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CP</text:p>
          </table:table-cell>
          <table:table-cell office:value-type="float" office:value="6" table:style-name="ce20">
            <text:p>6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7">
            <text:p>DISP PIC</text:p>
          </table:table-cell>
          <table:table-cell office:value-type="float" office:value="16" table:style-name="ce1">
            <text:p>16</text:p>
          </table:table-cell>
          <table:table-cell office:value-type="string" table:style-name="ce13">
            <text:p>CP</text:p>
          </table:table-cell>
          <table:table-cell office:value-type="float" office:value="6" table:style-name="ce27">
            <text:p>6</text:p>
          </table:table-cell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office:value-type="string" table:style-name="ce20">
            <text:p>LOGIN</text:p>
          </table:table-cell>
          <table:table-cell office:value-type="float" office:value="21" table:style-name="ce1">
            <text:p>21</text:p>
          </table:table-cell>
          <table:table-cell office:value-type="string" table:style-name="ce13">
            <text:p>CP</text:p>
          </table:table-cell>
          <table:table-cell office:value-type="float" office:value="6" table:style-name="ce20">
            <text:p>6</text:p>
          </table:table-cell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8:00:00" table:style-name="ce50">
            <text:p>3/28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3-27T00:00:00" table:style-name="ce50">
            <text:p>3/27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6" table:formula="of:=COUNTA([.F16:.F139])" table:style-name="ce3">
            <text:p>1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-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8" table:formula="of:=[.B9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formula="of:=[.B10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-8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RPC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obot_part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Robot_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N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create new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create new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R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remove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remove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G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get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get robot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MN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View::Main menu, Part menu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D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View::Display part, display all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IN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get input, get command, validate inpu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::inpu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N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create new part, list all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::new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RP</text:p>
          </table:table-cell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remove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::remove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4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8:00:00" table:style-name="ce50">
            <text:p>4/4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4-03T00:00:00" table:style-name="ce50">
            <text:p>4/3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formula="of:=COUNTA([.F16:.F139])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-4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formula="of:=[.B10]-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-4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RMA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obot_model::constructor, add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Robot model::constructor, add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N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::create new robot model, push back into vecto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create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R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hop class:: remove robot model from vecto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hop::remove robot model from vecto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feature Create model and Remove model to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DM</text:p>
          </table:table-cell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atalog -&gt; View class::display a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View::display a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BM</text:p>
          </table:table-cell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ntroller::feature browse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B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8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00:00:00" table:style-name="ce50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08:00:00" table:style-name="ce50">
            <text:p>4/11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4-10T00:00:00" table:style-name="ce50">
            <text:p>4/10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6" table:formula="of:=COUNTA([.F16:.F139])" table:style-name="ce3">
            <text:p>1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-4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formula="of:=[.B10]-2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-2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WBC</text:p>
          </table:table-cell>
          <table:table-cell office:value-type="string" table:style-name="ce34">
            <text:p>BC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Write Customer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BC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ustomer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SA</text:p>
          </table:table-cell>
          <table:table-cell office:value-type="string" table:style-name="ce34">
            <text:p>SA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Write Sales associate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SA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Sales associate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OR</text:p>
          </table:table-cell>
          <table:table-cell office:value-type="string" table:style-name="ce34">
            <text:p>ORD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Write Order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ORD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Ord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M</text:p>
          </table:table-cell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feature Create model and Remove model to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RM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Controll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P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M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CS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Customers and Sales associate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DOR</text:p>
          </table:table-cell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Save and load Ord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DAT</text:p>
          </table:table-cell>
          <table:table-cell table:style-name="ce34"/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4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04_Backlog" table:style-name="ta2">
        <table:shapes>
          <draw:frame draw:z-index="1" draw:id="id4" draw:style-name="a5" draw:name="Chart 1" svg:x="4.46889in" svg:y="0.25125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00:00:00" table:style-name="ce50">
            <text:p>4/1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08:00:00" table:style-name="ce50">
            <text:p>4/18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4-17T00:00:00" table:style-name="ce50">
            <text:p>4/17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4" table:formula="of:=COUNTA([.F16:.F139])" table:style-name="ce3">
            <text:p>2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0" table:formula="of:=[.B6]-4" table:style-name="ce2">
            <text:p>2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" table:style-name="ce2">
            <text:p>1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3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3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2" table:formula="of:=[.B12]-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34">
            <text:p>1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Windo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main window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" table:style-name="ce34">
            <text:p>2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Windo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to exit window on clicking 'X'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3" table:style-name="ce34">
            <text:p>3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menu ba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4" table:style-name="ce34">
            <text:p>4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"Exit" and associate callback func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5" table:style-name="ce34">
            <text:p>5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window and menuba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6" table:style-name="ce34">
            <text:p>6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ontrolle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urn private variables of Controller to global variables as well as member functions to free functions for GUI callbacks.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7" table:style-name="ce34">
            <text:p>7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Utility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hange utility functions (get_int, get_string,…) from CLI to GUI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GUI callback functions cannot be member functions</text:p>
          </table:table-cell>
          <table:table-cell table:number-columns-repeated="16376"/>
        </table:table-row>
        <table:table-row table:style-name="ro2">
          <table:table-cell office:value-type="float" office:value="8" table:style-name="ce34">
            <text:p>8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Create&gt;Robot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9" table:style-name="ce34">
            <text:p>9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create Robot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to Custom Dialogs next Sprint</text:p>
          </table:table-cell>
          <table:table-cell table:number-columns-repeated="16376"/>
        </table:table-row>
        <table:table-row table:style-name="ro2">
          <table:table-cell office:value-type="float" office:value="10" table:style-name="ce34">
            <text:p>10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Create&gt;Robot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1" table:style-name="ce34">
            <text:p>11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Create&gt;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2" table:style-name="ce34">
            <text:p>12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create Robot Model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to Custom Dialogs next Sprint</text:p>
          </table:table-cell>
          <table:table-cell table:number-columns-repeated="16376"/>
        </table:table-row>
        <table:table-row table:style-name="ro2">
          <table:table-cell office:value-type="float" office:value="13" table:style-name="ce34">
            <text:p>13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Create&gt;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4" table:style-name="ce34">
            <text:p>14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View&gt;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5" table:style-name="ce34">
            <text:p>15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Text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text dialog to view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6" table:style-name="ce34">
            <text:p>16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view Robot Parts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7" table:style-name="ce34">
            <text:p>17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View&gt;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8" table:style-name="ce34">
            <text:p>18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Text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item View&gt;Robot Models and associate callback func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9" table:style-name="ce34">
            <text:p>19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text dialog to view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0" table:style-name="ce34">
            <text:p>20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Callback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view Robot Models dialog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to Custom Chooser Dialog next Sprint</text:p>
          </table:table-cell>
          <table:table-cell table:number-columns-repeated="16376"/>
        </table:table-row>
        <table:table-row table:style-name="ro2">
          <table:table-cell office:value-type="float" office:value="21" table:style-name="ce34">
            <text:p>21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Menu Bar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tem View&gt;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2" table:style-name="ce34">
            <text:p>22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Demo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for bug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3" table:style-name="ce34">
            <text:p>23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UML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Update UML State Diagram and Class Diagram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4" table:style-name="ce34">
            <text:p>24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Delivery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eady for submiss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048537" table:style-name="ro2">
          <table:table-cell table:number-columns-repeated="16384"/>
        </table:table-row>
      </table:table>
      <table:table table:name="Sprint_05_Backlog" table:style-name="ta2">
        <table:shapes>
          <draw:frame draw:z-index="1" draw:id="id5" draw:style-name="a6" draw:name="Chart 1" svg:x="4.46889in" svg:y="0.25125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8T00:00:00" table:style-name="ce50">
            <text:p>4/1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25T08:00:00" table:style-name="ce50">
            <text:p>4/25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4-24T00:00:00" table:style-name="ce50">
            <text:p>4/2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3" table:formula="of:=COUNTA([.F16:.F139])" table:style-name="ce3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3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3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3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34">
            <text:p>1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Window</text:p>
          </table:table-cell>
          <table:table-cell office:value-type="string" table:style-name="ce34">
            <text:p>Refractor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hange Main Window into inherited clas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GUI Main Window access Controller for calling activities</text:p>
          </table:table-cell>
          <table:table-cell table:number-columns-repeated="16376"/>
        </table:table-row>
        <table:table-row table:style-name="ro2">
          <table:table-cell office:value-type="float" office:value="2" table:style-name="ce34">
            <text:p>2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Utility</text:p>
          </table:table-cell>
          <table:table-cell office:value-type="string" table:style-name="ce34">
            <text:p>Refractor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Move utility methods from Controller to Utility static clas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A static class with reusable methods</text:p>
          </table:table-cell>
          <table:table-cell table:number-columns-repeated="16376"/>
        </table:table-row>
        <table:table-row table:style-name="ro2">
          <table:table-cell office:value-type="float" office:value="3" table:style-name="ce34">
            <text:p>3</text:p>
          </table:table-cell>
          <table:table-cell office:value-type="string" table:style-name="ce34">
            <text:p>OPEN_GUI</text:p>
          </table:table-cell>
          <table:table-cell office:value-type="string" table:style-name="ce34">
            <text:p>Controller</text:p>
          </table:table-cell>
          <table:table-cell office:value-type="string" table:style-name="ce34">
            <text:p>Refractor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 class contains methods for Main Menu which can also be used as callbacks for Main Window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A class controls activities</text:p>
          </table:table-cell>
          <table:table-cell table:number-columns-repeated="16376"/>
        </table:table-row>
        <table:table-row table:style-name="ro2">
          <table:table-cell office:value-type="float" office:value="4" table:style-name="ce34">
            <text:p>4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custom dialog to take inputs from user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An reusable input dialog to take inputs for creating objects (e.g. Part, Model, Order). May change to be reusable by passing callback functions as param.</text:p>
          </table:table-cell>
          <table:table-cell table:number-columns-repeated="16376"/>
        </table:table-row>
        <table:table-row table:style-name="ro2">
          <table:table-cell office:value-type="float" office:value="5" table:style-name="ce34">
            <text:p>5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a testing callback function and run tes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test_gui_dialog.cpp</text:p>
          </table:table-cell>
          <table:table-cell table:number-columns-repeated="16376"/>
        </table:table-row>
        <table:table-row table:style-name="ro2">
          <table:table-cell office:value-type="float" office:value="6" table:style-name="ce34">
            <text:p>6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Shop.create_part()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7" table:style-name="ce34">
            <text:p>7</text:p>
          </table:table-cell>
          <table:table-cell office:value-type="string" table:style-name="ce34">
            <text:p>CREATE_ROBOT_PART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nformation from View &gt; Par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8" table:style-name="ce34">
            <text:p>8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callback function to Shop.create_model()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next Sprint: contains a menu browser for choosing robot parts</text:p>
          </table:table-cell>
          <table:table-cell table:number-columns-repeated="16376"/>
        </table:table-row>
        <table:table-row table:style-name="ro2">
          <table:table-cell office:value-type="float" office:value="9" table:style-name="ce34">
            <text:p>9</text:p>
          </table:table-cell>
          <table:table-cell office:value-type="string" table:style-name="ce34">
            <text:p>CREATE_ROBOT_MODEL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information from View &gt;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0" table:style-name="ce34">
            <text:p>10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Text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Make all catalogs resizabl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Update next Sprint to have menu browser and show content of a chosen item</text:p>
          </table:table-cell>
          <table:table-cell table:number-columns-repeated="16376"/>
        </table:table-row>
        <table:table-row table:style-name="ro2">
          <table:table-cell office:value-type="float" office:value="11" table:style-name="ce34">
            <text:p>11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Demo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 for bug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2" table:style-name="ce34">
            <text:p>12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UML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Update UML State Diagram and Class Diagram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3" table:style-name="ce34">
            <text:p>13</text:p>
          </table:table-cell>
          <table:table-cell office:value-type="string" table:style-name="ce34">
            <text:p>GUI_CATALOG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Delivery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eady for submiss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2" table:style-name="ro2">
          <table:table-cell table:number-columns-repeated="8" table:style-name="ce34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Sprint_06_Backlog" table:style-name="ta2">
        <table:shapes>
          <draw:frame draw:z-index="1" draw:id="id6" draw:style-name="a7" draw:name="Chart 1" svg:x="4.46889in" svg:y="0.25125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6" table:style-name="ce2">
            <text:p>6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25T00:00:00" table:style-name="ce50">
            <text:p>4/25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5-02T08:00:00" table:style-name="ce50">
            <text:p>5/2/17 08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date" office:date-value="2017-05-01T00:00:00" table:style-name="ce50">
            <text:p>5/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3" table:formula="of:=COUNTA([.F16:.F139])" table:style-name="ce3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float" office:value="1" table:style-name="ce34">
            <text:p>1</text:p>
          </table:table-cell>
          <table:table-cell office:value-type="string" table:style-name="ce34">
            <text:p>CREATE ORDER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hange from CLI into custom dialog for creating ord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2" table:style-name="ce34">
            <text:p>2</text:p>
          </table:table-cell>
          <table:table-cell office:value-type="string" table:style-name="ce34">
            <text:p>CREATE ORDER</text:p>
          </table:table-cell>
          <table:table-cell office:value-type="string" table:style-name="ce34">
            <text:p>Dialog</text:p>
          </table:table-cell>
          <table:table-cell office:value-type="string" table:style-name="ce34">
            <text:p>Refractor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Manage reusable dialogs through inherited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3" table:style-name="ce34">
            <text:p>3</text:p>
          </table:table-cell>
          <table:table-cell office:value-type="string" table:style-name="ce34">
            <text:p>CREATE BC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custom dialog to take information for BC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4" table:style-name="ce34">
            <text:p>4</text:p>
          </table:table-cell>
          <table:table-cell office:value-type="string" table:style-name="ce34">
            <text:p>CREATE SA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custom dialog to take information for S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5" table:style-name="ce34">
            <text:p>5</text:p>
          </table:table-cell>
          <table:table-cell office:value-type="string" table:style-name="ce34">
            <text:p>DISP PIC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custom dialog to display products with picture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Browser + Text Display + Picture</text:p>
          </table:table-cell>
          <table:table-cell table:number-columns-repeated="16376"/>
        </table:table-row>
        <table:table-row table:style-name="ro2">
          <table:table-cell office:value-type="float" office:value="6" table:style-name="ce34">
            <text:p>6</text:p>
          </table:table-cell>
          <table:table-cell office:value-type="string" table:style-name="ce34">
            <text:p>DISP PIC</text:p>
          </table:table-cell>
          <table:table-cell office:value-type="string" table:style-name="ce34">
            <text:p>Custom Dialog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Load pictures with image filenam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7" table:style-name="ce34">
            <text:p>7</text:p>
          </table:table-cell>
          <table:table-cell office:value-type="string" table:style-name="ce34">
            <text:p>LOGIN</text:p>
          </table:table-cell>
          <table:table-cell office:value-type="string" table:style-name="ce34">
            <text:p>Login Windo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reate a new dialog with secret box for passwor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8" table:style-name="ce34">
            <text:p>8</text:p>
          </table:table-cell>
          <table:table-cell office:value-type="string" table:style-name="ce34">
            <text:p>LOGIN</text:p>
          </table:table-cell>
          <table:table-cell office:value-type="string" table:style-name="ce34">
            <text:p>Login Windo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Use reusable dialogs to prompt users when create new accou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9" table:style-name="ce34">
            <text:p>9</text:p>
          </table:table-cell>
          <table:table-cell office:value-type="string" table:style-name="ce34">
            <text:p>LOGIN</text:p>
          </table:table-cell>
          <table:table-cell office:value-type="string" table:style-name="ce34">
            <text:p>Utility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heck username and passwor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0" table:style-name="ce34">
            <text:p>10</text:p>
          </table:table-cell>
          <table:table-cell office:value-type="string" table:style-name="ce34">
            <text:p>LOGIN</text:p>
          </table:table-cell>
          <table:table-cell office:value-type="string" table:style-name="ce34">
            <text:p>Shop</text:p>
          </table:table-cell>
          <table:table-cell office:value-type="string" table:style-name="ce34">
            <text:p>Refractor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Include username and password for BC and S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1" table:style-name="ce34">
            <text:p>11</text:p>
          </table:table-cell>
          <table:table-cell office:value-type="string" table:style-name="ce34">
            <text:p>LOGIN</text:p>
          </table:table-cell>
          <table:table-cell office:value-type="string" table:style-name="ce34">
            <text:p>GUI Main Win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Display appropriate items for specific login ro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2" table:style-name="ce34">
            <text:p>12</text:p>
          </table:table-cell>
          <table:table-cell office:value-type="string" table:style-name="ce34">
            <text:p>LOGIN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UML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Add model for GUI managem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float" office:value="13" table:style-name="ce34">
            <text:p>13</text:p>
          </table:table-cell>
          <table:table-cell office:value-type="string" table:style-name="ce34">
            <text:p>LOGIN</text:p>
          </table:table-cell>
          <table:table-cell office:value-type="string" table:style-name="ce34">
            <text:p>Wrap up</text:p>
          </table:table-cell>
          <table:table-cell office:value-type="string" table:style-name="ce34">
            <text:p>Delivery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Ready for submiss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2" table:style-name="ro2">
          <table:table-cell table:number-columns-repeated="8" table:style-name="ce34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Sprint_NN_Backlog" table:style-name="ta1">
        <table:shapes>
          <draw:frame draw:z-index="1" draw:id="id7" draw:style-name="a8" draw:name="Chart 1" svg:x="4.46889in" svg:y="0.25125in" svg:width="4.10236in" svg:height="2.02875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8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number-rows-repeated="2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Owner</dc:creator>
    <meta:creation-date>2016-03-21T22:16:37Z</meta:creation-date>
    <dc:date>2017-05-02T12:11:53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1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2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3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5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6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